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Times" svg:font-family="Times"/>
    <style:font-face style:name="Courier New" svg:font-family="'Courier New'" style:font-family-generic="modern"/>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fo:language="none" fo:country="none" style:language-asian="none" style:country-asian="none"/>
    </style:style>
    <style:style style:name="P2" style:family="paragraph" style:parent-style-name="Standard" style:list-style-name="WW8Num1"/>
    <style:style style:name="P3" style:family="paragraph" style:parent-style-name="Standard">
      <style:text-properties fo:language="en" fo:country="US" style:language-asian="none" style:country-asian="none"/>
    </style:style>
    <style:style style:name="P4" style:family="paragraph" style:parent-style-name="Standard" style:list-style-name="WW8Num1"/>
    <style:style style:name="P5" style:family="paragraph" style:parent-style-name="Standard" style:list-style-name="WW8Num1"/>
    <style:style style:name="P6" style:family="paragraph" style:parent-style-name="Standard" style:list-style-name="WW8Num1"/>
    <style:style style:name="P7" style:family="paragraph" style:parent-style-name="Standard" style:list-style-name="WW8Num1"/>
    <style:style style:name="P8" style:family="paragraph" style:parent-style-name="Standard" style:list-style-name="WW8Num1"/>
    <style:style style:name="P9" style:family="paragraph" style:parent-style-name="Standard" style:list-style-name="WW8Num1"/>
    <style:style style:name="P10" style:family="paragraph" style:parent-style-name="Standard" style:list-style-name="WW8Num1"/>
    <style:style style:name="P11" style:family="paragraph" style:parent-style-name="Standard" style:list-style-name="WW8Num1"/>
    <style:style style:name="P12" style:family="paragraph" style:parent-style-name="Standard" style:list-style-name="WW8Num1"/>
    <style:style style:name="P13" style:family="paragraph" style:parent-style-name="Standard" style:list-style-name="WW8Num1"/>
    <style:style style:name="P14" style:family="paragraph" style:parent-style-name="Standard" style:list-style-name="WW8Num1"/>
    <style:style style:name="P15" style:family="paragraph" style:parent-style-name="Standard" style:list-style-name="WW8Num1"/>
    <style:style style:name="P16" style:family="paragraph" style:parent-style-name="Standard" style:master-page-name="Standard">
      <style:paragraph-properties style:page-number="auto"/>
    </style:style>
    <style:style style:name="P17" style:family="paragraph">
      <style:paragraph-properties fo:text-align="center" style:writing-mode="lr-tb"/>
      <style:text-properties fo:font-size="24pt"/>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text-position="super 58%" style:text-underline-style="solid" style:text-underline-width="auto" style:text-underline-color="font-color"/>
    </style:style>
    <style:style style:name="T4" style:family="text">
      <style:text-properties style:font-name="Times New Roman" fo:font-size="12pt" style:font-size-asian="12pt" style:font-size-complex="12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Caving Club AGM Minutes- <text:s text:c="2"/>Tuesday 14</text:span><text:span text:style-name="T3">th</text:span><text:span text:style-name="T1"> March,</text:span></text:p>
      <text:p text:style-name="P1"><draw:frame draw:style-name="fr1" draw:name="Frame1" text:anchor-type="char" svg:x="-0.012cm" svg:y="0.157cm" svg:width="13.991cm" svg:height="2.882cm" draw:z-index="1"><draw:text-box><text:p text:style-name="Standard">Present- Dr James Hickson, Dr Mark Shinwell, Nial Peters, Emma Wilson, Stuart Bennett, Sarah White, Wookey, Toby Speight, Pete Harley, Tom Handford, Aaron Curtis, </text:p><text:p text:style-name="Standard">Only present for first two votes- Olly Madge, John Billings</text:p><text:p text:style-name="Standard">Only present for last vote- Tony Rooke</text:p></draw:text-box></draw:frame></text:p>
      <text:p text:style-name="P3"><draw:g text:anchor-type="as-char" svg:y="0cm" draw:z-index="0" draw:style-name="gr1"><draw:rect draw:style-name="gr2" draw:text-style-name="P17" svg:width="14.604cm" svg:height="3.174cm" svg:x="0cm" svg:y="0cm"><text:p/></draw:rect></draw:g></text:p>
      <text:list text:style-name="WW8Num1">
        <text:list-item>
          <text:p text:style-name="P2">Election of new committee.</text:p>
        </text:list-item>
      </text:list>
      <text:p text:style-name="Standard"><text:s/>Positions up for election- President, Treasurer, Secretary, Tackle Master, Meets Secretary, Social Secretary, Training, Librarian, General Members</text:p>
      <text:p text:style-name="Standard"/>
      <text:p text:style-name="Standard">It was decided that Secretary and Meets secretary should be separate positions, with the secretary’s roles including arranging insurance (due to the difficulties in liaising with the BCA), a job previously done by the club’s treasurer.</text:p>
      <text:p text:style-name="Standard"/>
      <text:p text:style-name="Standard">President- Pete Harley 7 : Sarah White 5 <text:s/>(this was announced as 6 at the AGM), with one abstention.</text:p>
      <text:p text:style-name="Standard"/>
      <text:p text:style-name="Standard">Treasurer- Mark Shinwell</text:p>
      <text:p text:style-name="Standard"/>
      <text:p text:style-name="Standard">Secretary- Emma Wilson</text:p>
      <text:p text:style-name="Standard"/>
      <text:p text:style-name="Standard">Tackle Master- Aaron Curtis</text:p>
      <text:p text:style-name="Standard"/>
      <text:p text:style-name="Standard">Meets Secretary- John Billings 12: Nial Peters 1</text:p>
      <text:p text:style-name="Standard"/>
      <text:p text:style-name="Standard">Social Secretary- Tom Handford</text:p>
      <text:p text:style-name="Standard"/>
      <text:p text:style-name="Standard">Training- Nial Peters</text:p>
      <text:p text:style-name="Standard"/>
      <text:p text:style-name="Standard">Librarian- Aaron Curtis</text:p>
      <text:p text:style-name="Standard"/>
      <text:p text:style-name="Standard">Lamp Post- Peter Clifton</text:p>
      <text:p text:style-name="Standard"/>
      <text:list text:style-name="WW8Num1" text:continue-numbering="true">
        <text:list-item>
          <text:p text:style-name="P2">Approval of Club Accounts for the year</text:p>
        </text:list-item>
      </text:list>
      <text:p text:style-name="HTML_20_Preformatted"><text:span text:style-name="T4">These were approved, with Stuart stating that for the Societies Syndicate annual grant, a separate set of accounts is provided, so formatting the accounts to meet the form is not essential.</text:span></text:p>
      <text:p text:style-name="Standard">Persistent debtors to the club are to be chased up earlier, and by official club letter too. This prevents us from loosing contact with them before they have paid (friends of friends etc)</text:p>
      <text:p text:style-name="Standard"/>
      <text:list text:style-name="WW8Num1" text:continue-numbering="true">
        <text:list-item>
          <text:p text:style-name="P2">Deposit for trips/ meet fees</text:p>
        </text:list-item>
      </text:list>
      <text:p text:style-name="Standard">The new treasurer asked that there be a meeting at the start of next term to discuss this (EGM).</text:p>
      <text:p text:style-name="Standard"/>
      <text:list text:style-name="WW8Num1" text:continue-numbering="true">
        <text:list-item>
          <text:p text:style-name="P2">Database of contact information</text:p>
        </text:list-item>
      </text:list>
      <text:p text:style-name="Standard">This will be on a secure section of the website, using the ExCS address list format, and will be implemented by Wookey and Stuart.</text:p>
      <text:p text:style-name="Standard"><text:soft-page-break/></text:p>
      <text:list text:style-name="WW8Num1" text:continue-numbering="true">
        <text:list-item>
          <text:p text:style-name="P2">Payment for Lunches</text:p>
        </text:list-item>
      </text:list>
      <text:p text:style-name="Standard">It was agreed that payment would cover the overall expenses, so the person doing lunch would have to keep track of their incomings and outgoings, and the club would cover any discrepancies.</text:p>
      <text:p text:style-name="Standard"/>
      <text:list text:style-name="WW8Num1" text:continue-numbering="true">
        <text:list-item>
          <text:p text:style-name="P2">Constitution amendments</text:p>
        </text:list-item>
      </text:list>
      <text:p text:style-name="Standard">The Consitution currently does not state that the AGM will be held in the Easter term, but this will be considered at the EGM.</text:p>
      <text:p text:style-name="Standard"/>
      <text:list text:style-name="WW8Num1" text:continue-numbering="true">
        <text:list-item>
          <text:p text:style-name="P2">Meet fees update</text:p>
        </text:list-item>
      </text:list>
      <text:p text:style-name="Standard">£300 was made on meet fees in 9 months, but no hire cars were required. Therefore meet fees are to stay as they are, however £1 may be moved from the base rate into hire fees- Mark to report on this at EGM.</text:p>
      <text:p text:style-name="Standard"/>
      <text:list text:style-name="WW8Num1" text:continue-numbering="true">
        <text:list-item>
          <text:p text:style-name="P2">Library</text:p>
        </text:list-item>
      </text:list>
      <text:p text:style-name="Standard">This will be given money to buy books, especially rigging guides and surveys, and the money allocated will depend on the size of (if any) club profits. Aaron, as the new librarian is to produce a list of what is needed and costs .</text:p>
      <text:p text:style-name="Standard"/>
      <text:list text:style-name="WW8Num1" text:continue-numbering="true">
        <text:list-item>
          <text:p text:style-name="P2">Pocket dragon update</text:p>
        </text:list-item>
      </text:list>
      <text:p text:style-name="Standard">Brian Jopling, the producer of these, has moved house, so is unsure as to whether he has sufficient parts to make a Pocket dragon, however this looks unlikely. All the Little dragons belonging to mountain rescue organisations have been replaced, so there may be a possibility of getting a reconditioned Pocket dragon(to be taken on expo and New Year’s only), although these are bigger and heavier. </text:p>
      <text:p text:style-name="Standard"/>
      <text:list text:style-name="WW8Num1" text:continue-numbering="true">
        <text:list-item>
          <text:p text:style-name="P2">Club journal</text:p>
        </text:list-item>
      </text:list>
      <text:p text:style-name="Standard">Simon has collected some articles for this, but more are needed, particularly trip reports, of both a serious and comical nature. Nial is to write President’s reports for the last 2 years.</text:p>
      <text:p text:style-name="Standard"/>
      <text:list text:style-name="WW8Num1" text:continue-numbering="true">
        <text:list-item>
          <text:p text:style-name="P2">Concern about how voting was performed.</text:p>
        </text:list-item>
      </text:list>
      <text:p text:style-name="Standard">People arriving after the start of voting were not allowed to vote. No formally numbered agenda was produced to state that the election of officers would take place at the beginning of AGM (in previous years it has happened towards the end of the AGM). In future a numbered agenda will be produced, stating clearly the time, etc.</text:p>
      <text:p text:style-name="Standard"/>
      <text:p text:style-name="Standard">Therefore there was a vote to see whether there should be another meeting, in which the elections will be re-opened, and the committee re-elected, in an EGM, to be held on Tuesday the 25<text:span text:style-name="T2">th</text:span> of April at 19:30, B2 Pembroke. </text:p>
      <text:p text:style-name="Standard">6 for : 6 against, so the senior treasurer was given the final vote, and he said the meeting should go ahead. </text:p>
      <text:p text:style-name="Standard"/>
      <text:list text:style-name="WW8Num1" text:continue-numbering="true">
        <text:list-item>
          <text:p text:style-name="P2">Telephone voting</text:p>
        </text:list-item>
      </text:list>
      <text:p text:style-name="Standard">Anyone wishing to vote by telephone must email James before the meeting, and when calling must speak to at least 2 people at the meeting to verify their identity.</text:p>
      <text:p text:style-name="Standard"/>
      <text:list text:style-name="WW8Num1" text:continue-numbering="true">
        <text:list-item>
          <text:p text:style-name="P2">Nominations open and closed before meeting</text:p>
        </text:list-item>
      </text:list>
      <text:p text:style-name="Standard">This will not occur, as people can need ‘persuading’ into pos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Times" svg:font-family="Times"/>
    <style:font-face style:name="Courier New" svg:font-family="'Courier New'" style:font-family-generic="modern"/>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2pt" fo:language="en" fo:country="GB"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US" style:font-size-asian="10pt" style:font-name-complex="Courier New"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aving Club AGM Minutes-   Tuesday 14th March,</dc:title>
    <meta:initial-creator>Sarah White</meta:initial-creator>
    <meta:creation-date>2006-04-18T11:40:00</meta:creation-date>
    <dc:creator>Sarah White</dc:creator>
    <dc:date>2006-04-18T11:40:00</dc:dat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2" meta:paragraph-count="44" meta:word-count="708" meta:character-count="4154"/>
  </office:meta>
</office:document-meta>
</file>